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21E29795EB16378F1B.png" manifest:media-type="image/png"/>
  <manifest:file-entry manifest:full-path="Pictures/1000B77C0000158D00000392D1E0AC2D2E92DBC1.svg" manifest:media-type="image/svg+xml"/>
  <manifest:file-entry manifest:full-path="Pictures/1000B302000013D2000003ADC6B3C32DF8ECC5B9.svg" manifest:media-type="image/svg+xml"/>
  <manifest:file-entry manifest:full-path="Pictures/10000201000000D90000001C221F222AC684DAB6.png" manifest:media-type="image/png"/>
  <manifest:file-entry manifest:full-path="Pictures/100002010000001B0000000DE3CBCE5CBDF87C1C.png" manifest:media-type="image/png"/>
  <manifest:file-entry manifest:full-path="Pictures/100002010000004E0000001DDD90601CAFC18193.png" manifest:media-type="image/png"/>
  <manifest:file-entry manifest:full-path="Pictures/100005FD00000090000001308990D9C200AE7936.svg" manifest:media-type="image/svg+xml"/>
  <manifest:file-entry manifest:full-path="Pictures/100019D8000002DD00000163071DFA5DD228ED3F.svg" manifest:media-type="image/svg+xml"/>
  <manifest:file-entry manifest:full-path="Pictures/100008390000010B000001007B8B72846134F4ED.svg" manifest:media-type="image/svg+xml"/>
  <manifest:file-entry manifest:full-path="Pictures/10000201000000050000000BD4E996177564BAFF.png" manifest:media-type="image/png"/>
  <manifest:file-entry manifest:full-path="Pictures/10000201000000050000000B2BC6E8F2A49D101D.png" manifest:media-type="image/png"/>
  <manifest:file-entry manifest:full-path="Pictures/100011F20000023900000179B8D9D07806B36727.svg" manifest:media-type="image/svg+xml"/>
  <manifest:file-entry manifest:full-path="Pictures/10000201000000EF0000001F17494E6750138EED.png" manifest:media-type="image/png"/>
  <manifest:file-entry manifest:full-path="Pictures/10000201000000E90000001FACC1034609CEDE60.png" manifest:media-type="image/png"/>
  <manifest:file-entry manifest:full-path="Pictures/10000E040000015200000146955C70490AD7B3D3.svg" manifest:media-type="image/svg+xml"/>
  <manifest:file-entry manifest:full-path="Pictures/100002010000000A00000009F6CD96DA5197EBCE.png" manifest:media-type="image/png"/>
  <manifest:file-entry manifest:full-path="Pictures/1000C48E000019C30000036D34A0F7648DB9E07B.svg" manifest:media-type="image/svg+xml"/>
  <manifest:file-entry manifest:full-path="Pictures/10000201000000330000000E37ABBE845CEF060F.png" manifest:media-type="image/png"/>
  <manifest:file-entry manifest:full-path="Pictures/10000201000000D50000001F950B55B5B448C5E5.png" manifest:media-type="image/png"/>
  <manifest:file-entry manifest:full-path="Pictures/10002D860000058C00000189E525C2BDE4A1E4F5.svg" manifest:media-type="image/svg+xml"/>
  <manifest:file-entry manifest:full-path="Pictures/10000201000000150000000E05D57733B5925979.png" manifest:media-type="image/png"/>
  <manifest:file-entry manifest:full-path="Pictures/1001054D000016EE00000368942C4705B2FD90F8.svg" manifest:media-type="image/svg+xml"/>
  <manifest:file-entry manifest:full-path="Pictures/10008E20000015A8000003BB0887B50A04F34E1F.svg" manifest:media-type="image/svg+xml"/>
  <manifest:file-entry manifest:full-path="Pictures/10000D1C0000013A000000ED4B98ECEEF4DBBEA5.svg" manifest:media-type="image/svg+xml"/>
  <manifest:file-entry manifest:full-path="Pictures/100031BC0000089700000189C9DF5C16F2C14F1D.svg" manifest:media-type="image/svg+xml"/>
  <manifest:file-entry manifest:full-path="Pictures/1000BD7A00001915000003569F7E967A025840B8.svg" manifest:media-type="image/svg+xml"/>
  <manifest:file-entry manifest:full-path="Pictures/100002010000000C0000000C9CCCE1DF13324B21.png" manifest:media-type="image/png"/>
  <manifest:file-entry manifest:full-path="Pictures/10000201000000500000000EDC2563A875AFCCAA.png" manifest:media-type="image/png"/>
  <manifest:file-entry manifest:full-path="Pictures/100002010000000C0000000CB0535F3F4D928D12.png" manifest:media-type="image/png"/>
  <manifest:file-entry manifest:full-path="Pictures/10000201000000B800000022ECB03121FEFB53C1.png" manifest:media-type="image/png"/>
  <manifest:file-entry manifest:full-path="Pictures/10003AD300000863000003316121071F666991B6.svg" manifest:media-type="image/svg+xml"/>
  <manifest:file-entry manifest:full-path="Pictures/100002010000000B00000008B4DEBC3734177D43.png" manifest:media-type="image/png"/>
  <manifest:file-entry manifest:full-path="Pictures/10003844000008860000017A6C53AA0250964701.svg" manifest:media-type="image/svg+xml"/>
  <manifest:file-entry manifest:full-path="Pictures/100002010000004F0000000E9AA569B31F2AF3F9.png" manifest:media-type="image/png"/>
  <manifest:file-entry manifest:full-path="Pictures/1000A3E70000176C000003175216310846004456.svg" manifest:media-type="image/svg+xml"/>
  <manifest:file-entry manifest:full-path="Pictures/10000201000000C9000000225EF0D40970E0DB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text-properties officeooo:rsid="001f45bb" officeooo:paragraph-rsid="001f45bb"/>
    </style:style>
    <style:style style:name="P2" style:family="paragraph" style:parent-style-name="Standard" style:list-style-name="L1">
      <style:text-properties officeooo:paragraph-rsid="001d573b"/>
    </style:style>
    <style:style style:name="P3" style:family="paragraph" style:parent-style-name="Standard">
      <style:text-properties officeooo:paragraph-rsid="001d573b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21d040" officeooo:paragraph-rsid="0026a9dd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paragraph-rsid="0026a9dd"/>
    </style:style>
    <style:style style:name="P6" style:family="paragraph" style:parent-style-name="Standard" style:list-style-name="L3">
      <style:text-properties officeooo:rsid="0024f7a6" officeooo:paragraph-rsid="0024f7a6"/>
    </style:style>
    <style:style style:name="P7" style:family="paragraph" style:parent-style-name="Text_20_body">
      <style:paragraph-properties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officeooo:rsid="001b0c0f" officeooo:paragraph-rsid="001b0c0f"/>
    </style:style>
    <style:style style:name="P8" style:family="paragraph" style:parent-style-name="Text_20_body">
      <style:paragraph-properties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officeooo:rsid="001b0c0f" officeooo:paragraph-rsid="0024f7a6"/>
    </style:style>
    <style:style style:name="P9" style:family="paragraph" style:parent-style-name="Text_20_body" style:list-style-name="L1">
      <style:text-properties officeooo:paragraph-rsid="001b0c0f"/>
    </style:style>
    <style:style style:name="P10" style:family="paragraph" style:parent-style-name="Text_20_body" style:list-style-name="L1">
      <style:text-properties officeooo:paragraph-rsid="001d573b"/>
    </style:style>
    <style:style style:name="P11" style:family="paragraph" style:parent-style-name="Text_20_body">
      <style:text-properties fo:font-weight="bold" officeooo:rsid="001f45bb" officeooo:paragraph-rsid="001f45bb" style:font-weight-asian="bold" style:font-weight-complex="bold"/>
    </style:style>
    <style:style style:name="P12" style:family="paragraph" style:parent-style-name="Text_20_body">
      <style:text-properties fo:font-weight="normal" officeooo:rsid="001f45bb" officeooo:paragraph-rsid="001f45bb" style:font-weight-asian="normal" style:font-weight-complex="normal"/>
    </style:style>
    <style:style style:name="P13" style:family="paragraph" style:parent-style-name="Text_20_body">
      <style:text-properties fo:font-weight="normal" officeooo:rsid="001f45bb" officeooo:paragraph-rsid="0021d040" style:font-weight-asian="normal" style:font-weight-complex="normal"/>
    </style:style>
    <style:style style:name="P14" style:family="paragraph" style:parent-style-name="Text_20_body">
      <style:text-properties officeooo:rsid="0022920e" officeooo:paragraph-rsid="0022920e"/>
    </style:style>
    <style:style style:name="P15" style:family="paragraph" style:parent-style-name="Text_20_body" style:list-style-name="L2"/>
    <style:style style:name="P16" style:family="paragraph" style:parent-style-name="Text_20_body">
      <style:text-properties officeooo:paragraph-rsid="0021d040"/>
    </style:style>
    <style:style style:name="P17" style:family="paragraph" style:parent-style-name="Text_20_body">
      <style:text-properties officeooo:rsid="0024f7a6" officeooo:paragraph-rsid="0024f7a6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b0c0f"/>
    </style:style>
    <style:style style:name="T2" style:family="text">
      <style:text-properties officeooo:rsid="001bdd9b"/>
    </style:style>
    <style:style style:name="T3" style:family="text">
      <style:text-properties officeooo:rsid="001d573b"/>
    </style:style>
    <style:style style:name="T4" style:family="text">
      <style:text-properties officeooo:rsid="0021d040"/>
    </style:style>
    <style:style style:name="T5" style:family="text">
      <style:text-properties officeooo:rsid="0022920e"/>
    </style:style>
    <style:style style:name="T6" style:family="text">
      <style:text-properties officeooo:rsid="0023b197"/>
    </style:style>
    <style:style style:name="T7" style:family="text">
      <style:text-properties fo:font-weight="normal" officeooo:rsid="0021d040" style:font-weight-asian="normal" style:font-weight-complex="normal"/>
    </style:style>
    <style:style style:name="T8" style:family="text">
      <style:text-properties fo:font-weight="normal" officeooo:rsid="0023b197" style:font-weight-asian="normal" style:font-weight-complex="normal"/>
    </style:style>
    <style:style style:name="T9" style:family="text">
      <style:text-properties fo:font-weight="normal" officeooo:rsid="0022920e" style:font-weight-asian="normal" style:font-weight-complex="normal"/>
    </style:style>
    <style:style style:name="T10" style:family="text">
      <style:text-properties fo:font-size="12pt" fo:font-weight="normal" officeooo:rsid="0021d040" style:font-weight-asian="normal" style:font-weight-complex="normal"/>
    </style:style>
    <style:style style:name="T11" style:family="text">
      <style:text-properties fo:font-size="12pt" fo:font-weight="normal" officeooo:rsid="0023b19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Text_20_body">User’s statisfaction:</text:p>
      <text:p text:style-name="P8"><text:tab/><draw:g text:anchor-type="as-char" svg:y="-0.621cm" draw:z-index="16" draw:style-name="gr1"><svg:title>TexMaths</svg:title><svg:desc>12§display§sat(u_{i}, Gr_{j}) = \frac{GroupListSat(u_{i}, Gr_{j})}{UserListSat(u_{i}, A_{u_{i},j})}§svg§600§FALSE§</svg:desc><draw:frame draw:style-name="gr5" draw:text-style-name="P18" svg:width="7.042cm" svg:height="1.045cm" svg:x="0cm" svg:y="0cm"><draw:image xlink:href="Pictures/1001054D000016EE00000368942C4705B2FD90F8.svg" xlink:type="simple" xlink:show="embed" xlink:actuate="onLoad" loext:mime-type="image/svg+xml"><text:p/></draw:image><draw:image xlink:href="Pictures/10000201000000D50000001F950B55B5B448C5E5.png" xlink:type="simple" xlink:show="embed" xlink:actuate="onLoad" loext:mime-type="image/png"/></draw:frame></draw:g><text:tab/>(Equation <text:sequence text:ref-name="refEquation0" text:name="Equation" text:formula="ooow:Equation+1" style:num-format="1">1</text:sequence>)</text:p>
      <text:p text:style-name="P7"><text:tab/><draw:g text:anchor-type="as-char" svg:y="-0.422cm" draw:z-index="0" draw:style-name="gr1"><svg:title>TexMaths</svg:title><svg:desc>12§display§GroupListSat(u_{i}, Gr_{j}) = \sum_{d{z} \in Gr_{j}} p_{j}(u_{i}, d_{z})§svg§600§FALSE§</svg:desc><draw:frame draw:style-name="gr21" draw:text-style-name="P18" svg:width="7.705cm" svg:height="1.026cm" svg:x="0cm" svg:y="0cm"><draw:image xlink:href="Pictures/1000BD7A00001915000003569F7E967A025840B8.svg" xlink:type="simple" xlink:show="embed" xlink:actuate="onLoad" loext:mime-type="image/svg+xml"><text:p/></draw:image><draw:image xlink:href="Pictures/10000201000000E90000001FACC1034609CEDE60.png" xlink:type="simple" xlink:show="embed" xlink:actuate="onLoad" loext:mime-type="image/png"/></draw:frame></draw:g><text:tab/>(Equation <text:sequence text:ref-name="refEquation1" text:name="Equation" text:formula="ooow:Equation+1" style:num-format="1">2</text:sequence>)</text:p>
      <text:p text:style-name="P7"><text:tab/><draw:g text:anchor-type="as-char" svg:y="-0.423cm" draw:z-index="1" draw:style-name="gr1"><svg:title>TexMaths</svg:title><svg:desc>12§display§UserListSat(u_{i}, A_{u_{i},j}) = \sum_{d{z} \in A_{u_{i},j}} p_{j}(u_{i}, d_{z})§svg§600§FALSE§</svg:desc><draw:frame draw:style-name="gr20" draw:text-style-name="P18" svg:width="7.914cm" svg:height="1.052cm" svg:x="0cm" svg:y="0cm"><draw:image xlink:href="Pictures/1000C48E000019C30000036D34A0F7648DB9E07B.svg" xlink:type="simple" xlink:show="embed" xlink:actuate="onLoad" loext:mime-type="image/svg+xml"><text:p/></draw:image><draw:image xlink:href="Pictures/10000201000000EF0000001F17494E6750138EED.png" xlink:type="simple" xlink:show="embed" xlink:actuate="onLoad" loext:mime-type="image/png"/></draw:frame></draw:g><text:tab/>(Equation <text:sequence text:ref-name="refEquation2" text:name="Equation" text:formula="ooow:Equation+1" style:num-format="1">3</text:sequence>)</text:p>
      <text:p text:style-name="P7">Where</text:p>
      <text:list xml:id="list289286584" text:style-name="L1">
        <text:list-item>
          <text:p text:style-name="P9"><draw:g text:anchor-type="as-char" svg:y="-0.318cm" draw:z-index="2" draw:style-name="gr1"><svg:title>TexMaths</svg:title><svg:desc>12§inline§Gr_{j}§svg§600§FALSE§</svg:desc><draw:frame draw:style-name="gr19" draw:text-style-name="P18" svg:width="0.683cm" svg:height="0.452cm" svg:x="0cm" svg:y="0.001cm"><draw:image xlink:href="Pictures/100011F20000023900000179B8D9D07806B36727.svg" xlink:type="simple" xlink:show="embed" xlink:actuate="onLoad" loext:mime-type="image/svg+xml"><text:p/></draw:image><draw:image xlink:href="Pictures/10000201000000150000000E05D57733B5925979.png" xlink:type="simple" xlink:show="embed" xlink:actuate="onLoad" loext:mime-type="image/png"/></draw:frame></draw:g><text:s/><text:span text:style-name="T1">= Sequence of group recommendations in iteration </text:span><text:span text:style-name="T1"><draw:g text:anchor-type="as-char" svg:y="-0.28cm" draw:z-index="3" draw:style-name="gr1"><svg:title>TexMaths</svg:title><svg:desc>12§inline§j§svg§600§FALSE§</svg:desc><draw:frame draw:style-name="gr18" draw:text-style-name="P18" svg:width="0.174cm" svg:height="0.364cm" svg:x="0cm" svg:y="0cm"><draw:image xlink:href="Pictures/100005FD00000090000001308990D9C200AE7936.svg" xlink:type="simple" xlink:show="embed" xlink:actuate="onLoad" loext:mime-type="image/svg+xml"><text:p/></draw:image><draw:image xlink:href="Pictures/10000201000000050000000BD4E996177564BAFF.png" xlink:type="simple" xlink:show="embed" xlink:actuate="onLoad" loext:mime-type="image/png"/></draw:frame></draw:g></text:span></text:p>
        </text:list-item>
        <text:list-item>
          <text:p text:style-name="P10"><draw:g text:anchor-type="as-char" svg:y="-0.3cm" draw:z-index="4" draw:style-name="gr1"><svg:title>TexMaths</svg:title><svg:desc>12§inline§A_{u_{i},j}§svg§600§FALSE§</svg:desc><draw:frame draw:style-name="gr17" draw:text-style-name="P18" svg:width="0.879cm" svg:height="0.428cm" svg:x="0cm" svg:y="0cm"><draw:image xlink:href="Pictures/100019D8000002DD00000163071DFA5DD228ED3F.svg" xlink:type="simple" xlink:show="embed" xlink:actuate="onLoad" loext:mime-type="image/svg+xml"><text:p/></draw:image><draw:image xlink:href="Pictures/100002010000001B0000000DE3CBCE5CBDF87C1C.png" xlink:type="simple" xlink:show="embed" xlink:actuate="onLoad" loext:mime-type="image/png"/></draw:frame></draw:g><text:s/><text:span text:style-name="T2">= Sequence of recommendations for individual user in iteration </text:span><text:span text:style-name="T2"><draw:g text:anchor-type="as-char" svg:y="-0.28cm" draw:z-index="5" draw:style-name="gr1"><svg:title>TexMaths</svg:title><svg:desc>12§inline§j§svg§600§FALSE§</svg:desc><draw:frame draw:style-name="gr16" draw:text-style-name="P18" svg:width="0.174cm" svg:height="0.364cm" svg:x="0cm" svg:y="0cm"><draw:image xlink:href="Pictures/100005FD00000090000001308990D9C200AE7936.svg" xlink:type="simple" xlink:show="embed" xlink:actuate="onLoad" loext:mime-type="image/svg+xml"><text:p/></draw:image><draw:image xlink:href="Pictures/10000201000000050000000BD4E996177564BAFF.png" xlink:type="simple" xlink:show="embed" xlink:actuate="onLoad" loext:mime-type="image/png"/></draw:frame></draw:g></text:span></text:p>
        </text:list-item>
        <text:list-item>
          <text:p text:style-name="P10"><draw:g text:anchor-type="as-char" svg:y="-0.34cm" draw:z-index="6" draw:style-name="gr1"><svg:title>TexMaths</svg:title><svg:desc>12§inline§p_{j}(u_{i}, d_{z})§svg§600§FALSE§</svg:desc><draw:frame draw:style-name="gr15" draw:text-style-name="P18" svg:width="1.703cm" svg:height="0.47cm" svg:x="0cm" svg:y="0cm"><draw:image xlink:href="Pictures/10002D860000058C00000189E525C2BDE4A1E4F5.svg" xlink:type="simple" xlink:show="embed" xlink:actuate="onLoad" loext:mime-type="image/svg+xml"><text:p/></draw:image><draw:image xlink:href="Pictures/10000201000000330000000E37ABBE845CEF060F.png" xlink:type="simple" xlink:show="embed" xlink:actuate="onLoad" loext:mime-type="image/png"/></draw:frame></draw:g><text:s/><text:span text:style-name="T3">= Predicted score of item </text:span><text:span text:style-name="T3"><draw:g text:anchor-type="as-char" svg:y="-0.321cm" draw:z-index="7" draw:style-name="gr1"><svg:title>TexMaths</svg:title><svg:desc>12§inline§d_{z}§svg§600§FALSE§</svg:desc><draw:frame draw:style-name="gr14" draw:text-style-name="P18" svg:width="0.405cm" svg:height="0.391cm" svg:x="0cm" svg:y="0cm"><draw:image xlink:href="Pictures/10000E040000015200000146955C70490AD7B3D3.svg" xlink:type="simple" xlink:show="embed" xlink:actuate="onLoad" loext:mime-type="image/svg+xml"><text:p/></draw:image><draw:image xlink:href="Pictures/100002010000000C0000000C9CCCE1DF13324B21.png" xlink:type="simple" xlink:show="embed" xlink:actuate="onLoad" loext:mime-type="image/png"/></draw:frame></draw:g></text:span><text:span text:style-name="T3"><text:s/>for user </text:span><text:span text:style-name="T3"><draw:g text:anchor-type="as-char" svg:y="-0.21cm" draw:z-index="8" draw:style-name="gr1"><svg:title>TexMaths</svg:title><svg:desc>12§inline§u_{i}§svg§600§FALSE§</svg:desc><draw:frame draw:style-name="gr13" draw:text-style-name="P18" svg:width="0.375cm" svg:height="0.283cm" svg:x="0cm" svg:y="0cm"><draw:image xlink:href="Pictures/10000D1C0000013A000000ED4B98ECEEF4DBBEA5.svg" xlink:type="simple" xlink:show="embed" xlink:actuate="onLoad" loext:mime-type="image/svg+xml"><text:p/></draw:image><draw:image xlink:href="Pictures/100002010000000B00000008B4DEBC3734177D43.png" xlink:type="simple" xlink:show="embed" xlink:actuate="onLoad" loext:mime-type="image/png"/></draw:frame></draw:g></text:span></text:p>
        </text:list-item>
        <text:list-item>
          <text:p text:style-name="P2"><draw:g text:anchor-type="as-char" svg:y="-0.34cm" draw:z-index="9" draw:style-name="gr1"><svg:title>TexMaths</svg:title><svg:desc>12§inline§|Gr_{j}| = |A_{u_{i},j}|§svg§600§FALSE§</svg:desc><draw:frame draw:style-name="gr12" draw:text-style-name="P18" svg:width="2.64cm" svg:height="0.47cm" svg:x="0cm" svg:y="0cm"><draw:image xlink:href="Pictures/100031BC0000089700000189C9DF5C16F2C14F1D.svg" xlink:type="simple" xlink:show="embed" xlink:actuate="onLoad" loext:mime-type="image/svg+xml"><text:p/></draw:image><draw:image xlink:href="Pictures/10000201000000500000000EDC2563A875AFCCAA.png" xlink:type="simple" xlink:show="embed" xlink:actuate="onLoad" loext:mime-type="image/png"/></draw:frame></draw:g></text:p>
        </text:list-item>
      </text:list>
      <text:p text:style-name="P3"/>
      <text:p text:style-name="P1">Problem definition</text:p>
      <text:p text:style-name="P11">The Fair Sequential Group Recommendation Problem</text:p>
      <text:p text:style-name="P13">How to calculate score for <text:span text:style-name="T4">item </text:span><text:span text:style-name="T4"><draw:g text:anchor-type="as-char" svg:y="-0.321cm" draw:z-index="12" draw:style-name="gr1"><svg:title>TexMaths</svg:title><svg:desc>12§inline§d_{z}§svg§600§FALSE§</svg:desc><draw:frame draw:style-name="gr9" draw:text-style-name="P18" svg:width="0.405cm" svg:height="0.391cm" svg:x="0cm" svg:y="0cm"><draw:image xlink:href="Pictures/10000E040000015200000146955C70490AD7B3D3.svg" xlink:type="simple" xlink:show="embed" xlink:actuate="onLoad" loext:mime-type="image/svg+xml"><text:p/></draw:image><draw:image xlink:href="Pictures/100002010000000C0000000CB0535F3F4D928D12.png" xlink:type="simple" xlink:show="embed" xlink:actuate="onLoad" loext:mime-type="image/png"/></draw:frame></draw:g></text:span><text:span text:style-name="T4"><text:s/>for</text:span> group <draw:g text:anchor-type="as-char" svg:y="-0.307cm" draw:z-index="10" draw:style-name="gr1"><svg:title>TexMaths</svg:title><svg:desc>12§inline§G§svg§600§FALSE§</svg:desc><draw:frame draw:style-name="gr11" draw:text-style-name="P18" svg:width="0.32cm" svg:height="0.308cm" svg:x="0cm" svg:y="0cm"><draw:image xlink:href="Pictures/100008390000010B000001007B8B72846134F4ED.svg" xlink:type="simple" xlink:show="embed" xlink:actuate="onLoad" loext:mime-type="image/svg+xml"><text:p/></draw:image><draw:image xlink:href="Pictures/100002010000000A00000009F6CD96DA5197EBCE.png" xlink:type="simple" xlink:show="embed" xlink:actuate="onLoad" loext:mime-type="image/png"/></draw:frame></draw:g><text:s/><text:span text:style-name="T4">in</text:span> iteration <draw:g text:anchor-type="as-char" svg:y="-0.28cm" draw:z-index="11" draw:style-name="gr1"><svg:title>TexMaths</svg:title><svg:desc>12§inline§j§svg§600§FALSE§</svg:desc><draw:frame draw:style-name="gr10" draw:text-style-name="P18" svg:width="0.174cm" svg:height="0.364cm" svg:x="0cm" svg:y="0cm"><draw:image xlink:href="Pictures/100005FD00000090000001308990D9C200AE7936.svg" xlink:type="simple" xlink:show="embed" xlink:actuate="onLoad" loext:mime-type="image/svg+xml"><text:p/></draw:image><draw:image xlink:href="Pictures/10000201000000050000000B2BC6E8F2A49D101D.png" xlink:type="simple" xlink:show="embed" xlink:actuate="onLoad" loext:mime-type="image/png"/></draw:frame></draw:g><text:s/><draw:g text:anchor-type="as-char" svg:y="-0.339cm" draw:z-index="13" draw:style-name="gr1"><svg:title>TexMaths</svg:title><svg:desc>12§inline§score(G, d_{z}, j)§svg§600§FALSE§</svg:desc><draw:frame draw:style-name="gr8" draw:text-style-name="P18" svg:width="2.617cm" svg:height="0.452cm" svg:x="0cm" svg:y="0cm"><draw:image xlink:href="Pictures/10003844000008860000017A6C53AA0250964701.svg" xlink:type="simple" xlink:show="embed" xlink:actuate="onLoad" loext:mime-type="image/svg+xml"><text:p/></draw:image><draw:image xlink:href="Pictures/100002010000004F0000000E9AA569B31F2AF3F9.png" xlink:type="simple" xlink:show="embed" xlink:actuate="onLoad" loext:mime-type="image/png"/></draw:frame></draw:g>.</text:p>
      <text:p text:style-name="P12">My solution:</text:p>
      <text:p text:style-name="P16"><text:span text:style-name="T7">Basic approach is to </text:span><text:span text:style-name="T10">u</text:span><text:span text:style-name="T11">se</text:span><text:span text:style-name="T7"> the </text:span><text:span text:style-name="T9">group </text:span><text:span text:style-name="T7">average only (Naive solution):</text:span></text:p>
      <text:p text:style-name="P4"><draw:g text:anchor-type="as-char" svg:y="-0.557cm" draw:z-index="18" draw:style-name="gr1"><svg:title>TexMaths</svg:title><svg:desc>12§display§score(G, d_{z}, j) = \frac{1}{|G|}\sum_{u_{i} \in G} p_{j}(u_{i}, d_{z})§svg§600§FALSE§</svg:desc><draw:frame draw:style-name="gr3" draw:text-style-name="P18" svg:width="6.651cm" svg:height="1.146cm" svg:x="0cm" svg:y="0cm"><draw:image xlink:href="Pictures/10008E20000015A8000003BB0887B50A04F34E1F.svg" xlink:type="simple" xlink:show="embed" xlink:actuate="onLoad" loext:mime-type="image/svg+xml"><text:p/></draw:image><draw:image xlink:href="Pictures/10000201000000C9000000225EF0D40970E0DB14.png" xlink:type="simple" xlink:show="embed" xlink:actuate="onLoad" loext:mime-type="image/png"/></draw:frame></draw:g></text:p>
      <text:p text:style-name="Text_20_body"/>
      <text:p text:style-name="Text_20_body">Instead of traditional mean, consider a weighted average:</text:p>
      <text:p text:style-name="P5"><draw:g text:anchor-type="as-char" svg:y="-0.407cm" draw:z-index="19" draw:style-name="gr1"><svg:title>TexMaths</svg:title><svg:desc>12§display§score(G, d_{z}, j) = \sum_{u_{i} \in G} w_{u_{i}, j} * p_{j}(u_{i}, d_{z})§svg§600§FALSE§</svg:desc><draw:frame draw:style-name="gr2" draw:text-style-name="P18" svg:width="7.194cm" svg:height="0.948cm" svg:x="0cm" svg:y="0cm"><draw:image xlink:href="Pictures/1000A3E70000176C000003175216310846004456.svg" xlink:type="simple" xlink:show="embed" xlink:actuate="onLoad" loext:mime-type="image/svg+xml"><text:p/></draw:image><draw:image xlink:href="Pictures/10000201000000D90000001C221F222AC684DAB6.png" xlink:type="simple" xlink:show="embed" xlink:actuate="onLoad" loext:mime-type="image/png"/></draw:frame></draw:g></text:p>
      <text:p text:style-name="P14">Where</text:p>
      <text:list xml:id="list2020442761" text:style-name="L2">
        <text:list-item>
          <text:p text:style-name="P15"><draw:g text:anchor-type="as-char" svg:y="-0.422cm" draw:z-index="14" draw:style-name="gr1"><svg:title>TexMaths</svg:title><svg:desc>12§display§\sum_{u_{i} \in G} w_{u_{i}, j} = 1§svg§600§FALSE§</svg:desc><draw:frame draw:style-name="gr7" draw:text-style-name="P18" svg:width="2.576cm" svg:height="0.981cm" svg:x="0cm" svg:y="0cm"><draw:image xlink:href="Pictures/10003AD300000863000003316121071F666991B6.svg" xlink:type="simple" xlink:show="embed" xlink:actuate="onLoad" loext:mime-type="image/svg+xml"><text:p/></draw:image><draw:image xlink:href="Pictures/100002010000004E0000001DDD90601CAFC18193.png" xlink:type="simple" xlink:show="embed" xlink:actuate="onLoad" loext:mime-type="image/png"/></draw:frame></draw:g></text:p>
        </text:list-item>
        <text:list-item>
          <text:p text:style-name="P15"><draw:g text:anchor-type="as-char" svg:y="-0.651cm" draw:z-index="15" draw:style-name="gr1"><svg:title>TexMaths</svg:title><svg:desc>12§display§w_{u_{i}, j} = 
\frac{sat(u_{i}, Gr_{j-1})^{-1}}{\sum_{u_{k} \in G}sat(u_{k}, Gr_{j-1})^{-1}}§svg§600§FALSE§</svg:desc><draw:frame draw:style-name="gr6" draw:text-style-name="P18" svg:width="6.088cm" svg:height="1.128cm" svg:x="0cm" svg:y="0cm"><draw:image xlink:href="Pictures/1000B302000013D2000003ADC6B3C32DF8ECC5B9.svg" xlink:type="simple" xlink:show="embed" xlink:actuate="onLoad" loext:mime-type="image/svg+xml"><text:p/></draw:image><draw:image xlink:href="Pictures/10000201000000B800000022ECB03121FEFB53C1.png" xlink:type="simple" xlink:show="embed" xlink:actuate="onLoad" loext:mime-type="image/png"/></draw:frame></draw:g></text:p>
        </text:list-item>
      </text:list>
      <text:p text:style-name="P17">Or alternatively</text:p>
      <text:list xml:id="list1323920047" text:style-name="L3">
        <text:list-item>
          <text:p text:style-name="P6"><draw:g text:anchor-type="as-char" svg:y="-0.621cm" draw:z-index="17" draw:style-name="gr1"><svg:title>TexMaths</svg:title><svg:desc>12§display§w_{u_{i}, j} = 
\frac{1-sat(u_{i}, Gr_{j-1})}{\sum_{u_{k} \in G}(1-sat(u_{k}, Gr_{j-1}))}§svg§600§FALSE§</svg:desc><draw:frame draw:style-name="gr4" draw:text-style-name="P18" svg:width="6.621cm" svg:height="1.098cm" svg:x="0cm" svg:y="0cm"><draw:image xlink:href="Pictures/1000B77C0000158D00000392D1E0AC2D2E92DBC1.svg" xlink:type="simple" xlink:show="embed" xlink:actuate="onLoad" loext:mime-type="image/svg+xml"><text:p/></draw:image><draw:image xlink:href="Pictures/10000201000000C800000021E29795EB16378F1B.png" xlink:type="simple" xlink:show="embed" xlink:actuate="onLoad" loext:mime-type="image/png"/></draw:frame></draw:g></text:p>
        </text:list-item>
      </text:list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10</meta:editing-cycles>
    <meta:creation-date>2008-08-22T11:41:04</meta:creation-date>
    <dc:date>2020-11-20T20:41:51.878950528</dc:date>
    <meta:editing-duration>PT32M9S</meta:editing-duration>
    <meta:document-statistic meta:table-count="0" meta:image-count="0" meta:object-count="0" meta:page-count="1" meta:paragraph-count="22" meta:word-count="82" meta:character-count="506" meta:non-whitespace-character-count="431"/>
  </office:meta>
</office:document-meta>
</file>